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0cm" fo:min-width="3.87cm" fo:padding-top="0.228cm" fo:padding-bottom="0.228cm" fo:padding-left="0.228cm" fo:padding-right="0.228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1.424cm" fo:min-width="2.981cm" fo:padding-top="0.228cm" fo:padding-bottom="0.228cm" fo:padding-left="0.228cm" fo:padding-right="0.228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0cm" fo:min-width="3.963cm" fo:padding-top="0.228cm" fo:padding-bottom="0.228cm" fo:padding-left="0.228cm" fo:padding-right="0.228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0cm" fo:min-width="2.249cm" fo:padding-top="0.228cm" fo:padding-bottom="0.228cm" fo:padding-left="0.228cm" fo:padding-right="0.228cm"/>
    </style:style>
    <style:style style:name="gr5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0cm" fo:min-width="2.981cm" fo:padding-top="0.228cm" fo:padding-bottom="0.228cm" fo:padding-left="0.228cm" fo:padding-right="0.228cm"/>
    </style:style>
    <style:style style:name="gr6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0cm" fo:min-width="4.915cm" fo:padding-top="0.228cm" fo:padding-bottom="0.228cm" fo:padding-left="0.228cm" fo:padding-right="0.228cm"/>
    </style:style>
    <style:style style:name="gr7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0cm" fo:min-width="5.786cm" fo:padding-top="0.228cm" fo:padding-bottom="0.228cm" fo:padding-left="0.228cm" fo:padding-right="0.228cm"/>
    </style:style>
    <style:style style:name="gr8" style:family="graphic" style:parent-style-name="standard">
      <style:graphic-properties draw:stroke="solid" svg:stroke-width="0.051cm" svg:stroke-color="#000000" draw:marker-start-width="0.276cm" draw:marker-end-width="0.276cm" draw:fill="solid" draw:fill-color="#ffffff" draw:auto-grow-height="true" draw:auto-grow-width="true" fo:max-height="0cm" fo:min-height="0.94cm" fo:min-width="2.895cm" fo:padding-top="0.228cm" fo:padding-bottom="0.228cm" fo:padding-left="0.228cm" fo:padding-right="0.228cm"/>
    </style:style>
    <style:style style:name="gr9" style:family="graphic" style:parent-style-name="standard">
      <style:graphic-properties svg:stroke-width="0.051cm" svg:stroke-color="#000000" draw:marker-start-width="0.049cm" draw:marker-end="Arrow" draw:marker-end-width="0.305cm" draw:fill="solid" draw:fill-color="#ffcc99" draw:textarea-horizontal-align="center" draw:textarea-vertical-align="middle" fo:padding-top="0.026cm" fo:padding-bottom="0.026cm" fo:padding-left="0.026cm" fo:padding-right="0.026cm" draw:shadow="hidden"/>
    </style:style>
    <style:style style:name="gr10" style:family="graphic" style:parent-style-name="standard">
      <style:graphic-properties svg:stroke-width="0.051cm" svg:stroke-color="#000000" draw:marker-start-width="0.049cm" draw:marker-end-width="0.049cm" draw:fill="solid" draw:fill-color="#ffffff" draw:textarea-horizontal-align="center" draw:textarea-vertical-align="middle" fo:padding-top="0.026cm" fo:padding-bottom="0.026cm" fo:padding-left="0.026cm" fo:padding-right="0.026cm" draw:shadow="hidden"/>
    </style:style>
    <style:style style:name="gr11" style:family="graphic" style:parent-style-name="standard">
      <style:graphic-properties svg:stroke-width="0.051cm" svg:stroke-color="#000000" draw:marker-start-width="0.276cm" draw:marker-end="Arrow" draw:marker-end-width="0.305cm" draw:textarea-horizontal-align="center" draw:textarea-vertical-align="middle" fo:padding-top="0.025cm" fo:padding-bottom="0.025cm" fo:padding-left="0.025cm" fo:padding-right="0.025cm" draw:shadow="hidden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draw:marker-start-width="0.276cm" draw:marker-end="Arrow" draw:marker-end-width="0.30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  <style:text-properties fo:color="#000000" fo:font-family="Arial" style:font-family-generic="swiss" fo:font-size="18pt" fo:font-weight="bold"/>
    </style:style>
    <style:style style:name="P2" style:family="paragraph">
      <style:paragraph-properties fo:margin-left="0cm" fo:margin-right="0cm" fo:text-align="center" fo:text-indent="0cm"/>
      <style:text-properties fo:color="#000000" fo:font-family="Arial" style:font-family-generic="swiss"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000000" fo:font-family="Arial" style:font-family-generic="swiss" fo:font-weight="bold"/>
    </style:style>
    <style:style style:name="T2" style:family="text">
      <style:text-properties fo:color="#000000" fo:font-family="Arial" style:font-family-generic="swis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4.326cm" svg:height="1.168cm" svg:x="2.374cm" svg:y="17.376cm">
          <draw:text-box>
            <text:p text:style-name="P1"><text:span text:style-name="T1">attributes</text:span></text:p>
          </draw:text-box>
          <draw:glue-point draw:id="4" svg:x="2.35cm" svg:y="-4.996cm"/>
          <draw:glue-point draw:id="5" svg:x="-2.435cm" svg:y="-4.996cm"/>
        </draw:frame>
        <draw:frame draw:style-name="gr2" draw:text-style-name="P2" draw:id="id2" draw:layer="layout" svg:width="3.437cm" svg:height="1.88cm" svg:x="2.374cm" svg:y="13.575cm">
          <draw:text-box>
            <text:p text:style-name="P2"><text:span text:style-name="T1">dim</text:span><text:span text:style-name="T2">ension</text:span></text:p>
            <text:p text:style-name="P2"><text:span text:style-name="T1">var</text:span><text:span text:style-name="T2">iables</text:span></text:p>
          </draw:text-box>
        </draw:frame>
        <draw:frame draw:style-name="gr3" draw:text-style-name="P1" draw:id="id3" draw:layer="layout" svg:width="4.419cm" svg:height="1.168cm" svg:x="2.374cm" svg:y="10.647cm">
          <draw:text-box>
            <text:p text:style-name="P1"><text:span text:style-name="T1">dimensions</text:span></text:p>
          </draw:text-box>
          <draw:glue-point draw:id="4" svg:x="2.654cm" svg:y="-4.996cm"/>
        </draw:frame>
        <draw:frame draw:style-name="gr4" draw:text-style-name="P1" draw:id="id6" draw:layer="layout" svg:width="2.705cm" svg:height="1.168cm" svg:x="2.368cm" svg:y="5.174cm">
          <draw:text-box>
            <text:p text:style-name="P1"><text:span text:style-name="T1">error</text:span></text:p>
          </draw:text-box>
        </draw:frame>
        <draw:frame draw:style-name="gr5" draw:text-style-name="P1" draw:id="id7" draw:layer="layout" svg:width="3.437cm" svg:height="1.168cm" svg:x="13.52cm" svg:y="5.174cm">
          <draw:text-box>
            <text:p text:style-name="P1"><text:span text:style-name="T1">channel</text:span></text:p>
          </draw:text-box>
          <draw:glue-point draw:id="4" svg:x="-1.748cm" svg:y="5.455cm"/>
          <draw:glue-point draw:id="5" svg:x="1.346cm" svg:y="5.47cm"/>
          <draw:glue-point draw:id="6" svg:x="3.584cm" svg:y="5.144cm"/>
          <draw:glue-point draw:id="7" svg:x="-3.665cm" svg:y="5.003cm"/>
        </draw:frame>
        <draw:frame draw:style-name="gr6" draw:text-style-name="P2" draw:id="id4" draw:layer="layout" svg:width="5.371cm" svg:height="1.168cm" svg:x="2.375cm" svg:y="7.674cm">
          <draw:text-box>
            <text:p text:style-name="P2"><text:span text:style-name="T1">repr</text:span><text:span text:style-name="T2">esentations</text:span></text:p>
          </draw:text-box>
          <draw:glue-point draw:id="4" svg:x="-2.156cm" svg:y="-4.737cm"/>
        </draw:frame>
        <draw:frame draw:style-name="gr7" draw:text-style-name="P1" draw:id="id8" draw:layer="layout" svg:width="6.242cm" svg:height="1.168cm" svg:x="19.442cm" svg:y="5.174cm">
          <draw:text-box>
            <text:p text:style-name="P1"><text:span text:style-name="T1">io</text:span></text:p>
          </draw:text-box>
          <draw:glue-point draw:id="4" svg:x="2.643cm" svg:y="4.863cm"/>
          <draw:glue-point draw:id="5" svg:x="-2.771cm" svg:y="5.222cm"/>
          <draw:glue-point draw:id="6" svg:x="3.994cm" svg:y="4.863cm"/>
        </draw:frame>
        <draw:frame draw:style-name="gr8" draw:text-style-name="P1" draw:layer="layout" svg:width="3.351cm" svg:height="1.396cm" svg:x="19.152cm" svg:y="9.141cm">
          <draw:text-box>
            <text:p text:style-name="P1"><text:span text:style-name="T1">netcdf</text:span></text:p>
          </draw:text-box>
          <draw:glue-point draw:id="4" svg:x="-4.941cm" svg:y="-2.32cm" draw:escape-direction="left"/>
        </draw:frame>
        <draw:frame draw:style-name="gr8" draw:text-style-name="P1" draw:layer="layout" svg:width="3.351cm" svg:height="1.396cm" svg:x="19.154cm" svg:y="11.279cm">
          <draw:text-box>
            <text:p text:style-name="P1"><text:span text:style-name="T1">pnetcdf</text:span></text:p>
          </draw:text-box>
          <draw:glue-point draw:id="4" svg:x="-4.947cm" svg:y="-2.872cm"/>
        </draw:frame>
        <draw:frame draw:style-name="gr8" draw:text-style-name="P2" draw:layer="layout" svg:width="3.351cm" svg:height="1.396cm" svg:x="19.154cm" svg:y="13.381cm">
          <draw:text-box>
            <text:p text:style-name="P2"><text:span text:style-name="T2">...</text:span></text:p>
          </draw:text-box>
          <draw:glue-point draw:id="4" svg:x="-4.947cm" svg:y="-2.765cm"/>
        </draw:frame>
        <draw:connector draw:style-name="gr9" draw:text-style-name="P3" draw:layer="layout" draw:type="line" svg:x1="3.484cm" svg:y1="17.377cm" svg:x2="4.092cm" svg:y2="15.455cm" draw:start-shape="id1" draw:start-glue-point="5" draw:end-shape="id2" draw:end-glue-point="2">
          <text:p/>
        </draw:connector>
        <draw:connector draw:style-name="gr9" draw:text-style-name="P3" draw:layer="layout" draw:type="line" svg:x1="4.092cm" svg:y1="13.575cm" svg:x2="4.583cm" svg:y2="11.815cm" draw:start-shape="id2" draw:start-glue-point="0" draw:end-shape="id3" draw:end-glue-point="2">
          <text:p/>
        </draw:connector>
        <draw:connector draw:style-name="gr9" draw:text-style-name="P3" draw:layer="layout" draw:type="line" svg:x1="4.583cm" svg:y1="10.647cm" svg:x2="5.06cm" svg:y2="8.842cm" draw:start-shape="id3" draw:start-glue-point="0" draw:end-shape="id4" draw:end-glue-point="2">
          <text:p/>
        </draw:connector>
        <draw:connector draw:style-name="gr9" draw:text-style-name="P3" draw:layer="layout" svg:x1="7.746cm" svg:y1="8.258cm" svg:x2="11.193cm" svg:y2="15.376cm" draw:start-shape="id4" draw:start-glue-point="1" draw:end-shape="id5" draw:end-glue-point="4">
          <text:p/>
        </draw:connector>
        <draw:connector draw:style-name="gr9" draw:text-style-name="P3" draw:layer="layout" svg:x1="6.793cm" svg:y1="11.231cm" svg:x2="11.192cm" svg:y2="16.138cm" draw:start-shape="id3" draw:start-glue-point="1" draw:end-shape="id5" draw:end-glue-point="7">
          <text:p/>
        </draw:connector>
        <draw:connector draw:style-name="gr9" draw:text-style-name="P3" draw:layer="layout" svg:x1="5.811cm" svg:y1="14.515cm" svg:x2="11.192cm" svg:y2="17.135cm" draw:start-shape="id2" draw:start-glue-point="1" draw:end-shape="id5" draw:end-glue-point="5">
          <text:p/>
        </draw:connector>
        <draw:connector draw:style-name="gr9" draw:text-style-name="P3" draw:layer="layout" draw:line-skew="0.703cm" svg:x1="6.7cm" svg:y1="17.96cm" svg:x2="11.193cm" svg:y2="17.952cm" draw:start-shape="id1" draw:end-shape="id5" draw:end-glue-point="6">
          <text:p/>
        </draw:connector>
        <draw:connector draw:style-name="gr9" draw:text-style-name="P3" draw:layer="layout" svg:x1="5.073cm" svg:y1="5.758cm" svg:x2="13.52cm" svg:y2="5.758cm" draw:start-shape="id6" draw:end-shape="id7" draw:end-glue-point="3">
          <text:p/>
        </draw:connector>
        <draw:rect draw:style-name="gr10" draw:text-style-name="P3" draw:id="id5" draw:layer="layout" svg:width="0.847cm" svg:height="2.588cm" svg:x="11.192cm" svg:y="15.376cm">
          <draw:glue-point draw:id="4" svg:x="-4.994cm" svg:y="-5.043cm"/>
          <draw:glue-point draw:id="5" svg:x="-5.891cm" svg:y="1.799cm"/>
          <draw:glue-point draw:id="6" svg:x="-4.994cm" svg:y="4.956cm"/>
          <draw:glue-point draw:id="7" svg:x="-5.513cm" svg:y="-2.059cm"/>
          <draw:glue-point draw:id="8" svg:x="5.525cm" svg:y="2.637cm"/>
          <draw:glue-point draw:id="9" svg:x="5.005cm" svg:y="-2.976cm"/>
          <text:p/>
        </draw:rect>
        <draw:connector draw:style-name="gr9" draw:text-style-name="P3" draw:layer="layout" svg:x1="16.957cm" svg:y1="5.758cm" svg:x2="19.442cm" svg:y2="5.758cm" draw:start-shape="id7" draw:start-glue-point="1" draw:end-shape="id8" draw:end-glue-point="3">
          <text:p/>
        </draw:connector>
        <draw:connector draw:style-name="gr9" draw:text-style-name="P3" draw:layer="layout" svg:x1="12.039cm" svg:y1="16.67cm" svg:x2="25.056cm" svg:y2="6.325cm" draw:start-shape="id5" draw:start-glue-point="1" draw:end-shape="id8" draw:end-glue-point="6">
          <text:p/>
        </draw:connector>
        <draw:connector draw:style-name="gr9" draw:text-style-name="P3" draw:layer="layout" svg:x1="12.038cm" svg:y1="15.9cm" svg:x2="13.979cm" svg:y2="6.342cm" draw:start-shape="id5" draw:start-glue-point="9" draw:end-shape="id7" draw:end-glue-point="7">
          <text:p/>
        </draw:connector>
        <draw:connector draw:style-name="gr11" draw:text-style-name="P3" draw:layer="layout" draw:type="line" svg:x1="15.238cm" svg:y1="5.174cm" svg:x2="15.233cm" svg:y2="3.814cm" draw:start-shape="id7" draw:start-glue-point="0" draw:end-shape="id9" draw:end-glue-point="5">
          <text:p/>
        </draw:connector>
        <draw:connector draw:style-name="gr11" draw:text-style-name="P3" draw:layer="layout" draw:type="line" svg:x1="22.563cm" svg:y1="5.174cm" svg:x2="22.557cm" svg:y2="3.814cm" draw:start-shape="id8" draw:start-glue-point="0" draw:end-shape="id9" draw:end-glue-point="6">
          <text:p/>
        </draw:connector>
        <draw:custom-shape draw:style-name="gr12" draw:text-style-name="P3" draw:layer="layout" svg:width="24.147cm" svg:height="17.045cm" svg:x="1.922cm" svg:y="1.905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5.7cm" svg:y1="6.342cm" svg:x2="18.753cm" svg:y2="12.017cm" draw:start-shape="id7" draw:start-glue-point="5" draw:end-shape="id10" draw:end-glue-point="3">
          <text:p/>
        </draw:connector>
        <draw:custom-shape draw:style-name="gr14" draw:text-style-name="P3" draw:id="id10" draw:layer="layout" svg:width="4.178cm" svg:height="6.378cm" svg:x="18.753cm" svg:y="8.828cm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0.842cm" svg:y1="8.828cm" svg:x2="20.834cm" svg:y2="6.342cm" draw:start-shape="id10" draw:start-glue-point="0" draw:end-shape="id8" draw:end-glue-point="5">
          <text:p/>
        </draw:connector>
        <draw:connector draw:style-name="gr13" draw:text-style-name="P3" draw:layer="layout" svg:x1="11.615cm" svg:y1="15.376cm" svg:x2="11.616cm" svg:y2="3.814cm" draw:start-shape="id5" draw:start-glue-point="0" draw:end-shape="id9" draw:end-glue-point="4">
          <text:p/>
        </draw:connector>
        <draw:custom-shape draw:style-name="gr15" draw:text-style-name="P3" draw:id="id9" draw:layer="layout" svg:width="23.316cm" svg:height="1.281cm" svg:x="2.368cm" svg:y="2.533cm">
          <draw:glue-point draw:id="4" svg:x="-1.034cm" svg:y="5.199cm"/>
          <draw:glue-point draw:id="5" svg:x="0.518cm" svg:y="5.011cm"/>
          <draw:glue-point draw:id="6" svg:x="3.659cm" svg:y="5.011cm"/>
          <text:p text:style-name="P4">BMIL / SM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9-06-10T11:23:07</meta:creation-date>
    <dc:date>2009-06-10T11:56:49</dc:date>
    <dc:language>en-US</dc:language>
    <meta:editing-cycles>4</meta:editing-cycles>
    <meta:editing-duration>PT33M49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